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The C preprocessor</text:p>
            <text:p text:style-name="P1">Mark Veltzer</text:p>
            <text:p text:style-name="P1"><text:span text:style-name="T1">mark.veltzer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we will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do var args macros.</text:p>
              </text:list-item>
              <text:list-item>
                <text:p>Quoting in macros.</text:p>
              </text:list-item>
              <text:list-item>
                <text:p>Writing type independent functions</text:p>
              </text:list-item>
              <text:list-item>
                <text:p>What are the “out of the box” defines.</text:p>
              </text:list-item>
              <text:list-item>
                <text:p>Important defines you should know about.</text:p>
              </text:list-item>
              <text:list-item>
                <text:p>Emitting errors in compilation.</text:p>
              </text:list-item>
              <text:list-item>
                <text:p>Writing compile time assertions.</text:p>
              </text:list-item>
              <text:list-item>
                <text:p>Include by defi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2">Requirements of a good macr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you write a macro you want it to be usable in any context.</text:p>
              </text:list-item>
              <text:list-item>
                <text:p>You also want the macro to be able to be a multi-statement one and still be usable.</text:p>
              </text:list-item>
              <text:list-item>
                <text:p>Actually you are never certain if your macro is a multi-statement macro or not! You may be using a multi-statement macro without knowing it.</text:p>
              </text:list-item>
              <text:list-item>
                <text:p>You want your macro to be usable in the following contexts:</text:p>
                <text:list>
                  <text:list-item>
                    <text:p><text:span text:style-name="T1">if(...) MYMACRO();</text:span></text:p>
                  </text:list-item>
                  <text:list-item>
                    <text:p><text:span text:style-name="T1">else MYMACRO();</text:span></text:p>
                  </text:list-item>
                  <text:list-item>
                    <text:p><text:span text:style-name="T1">while (…) MYMACRO();</text:span></text:p>
                  </text:list-item>
                  <text:list-item>
                    <text:p><text:span text:style-name="T1">do MYMACRO() while (…);</text:span></text:p>
                  </text:list-item>
                </text:list>
              </text:list-item>
              <text:list-item>
                <text:p>But if your macro is a multi statement macro then some of these will be silently wrong and some not comp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2">Requirements of a good macro (cont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want your macro to able to define variables of it's own and have it's own scope so that it's variables will not conflate with your users variables.</text:p>
              </text:list-item>
              <text:list-item>
                <text:p>You want to use the <text:span text:style-name="T1">break</text:span> statement in your macro and jump to the end of it.</text:p>
              </text:list-item>
              <text:list-item>
                <text:p>You want your macro to behave like any regular function call, requiring a semi-colon at the end of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">“</text:span><text:span text:style-name="T1">do { … } while(0)”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s the solutions you should use.</text:p>
              </text:list-item>
              <text:list-item>
                <text:p>Don't worry about performance – any decent optimizing compiler will optimize the loop away.</text:p>
              </text:list-item>
              <text:list-item>
                <text:p>You write your macro in the parenthesis.</text:p>
              </text:list-item>
              <text:list-item>
                <text:p>There is not problem with your macro being multi statement.</text:p>
              </text:list-item>
              <text:list-item>
                <text:p>It is like a statement since you need to leave writing the semi-colon for your users (otherwise it's a bug).</text:p>
              </text:list-item>
              <text:list-item>
                <text:p>You get your own context in the parenthesis so you can define your own variables.</text:p>
              </text:list-item>
              <text:list-item>
                <text:p>You can use the <text:span text:style-name="T1">break</text:span> statement to leave the macro early.</text:p>
              </text:list-item>
              <text:list-item>
                <text:p>And this is usable in any contex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not <text:span text:style-name="T1">“if (1) { ...}”</text:span>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the user of your macro follows the <text:span text:style-name="T1">if</text:span> with an else the else will be attached to your <text:span text:style-name="T1">if</text:span>.</text:p>
              </text:list-item>
              <text:list-item>
                <text:p>What about <text:span text:style-name="T1">“if (1) {…} else {}”</text:span>?</text:p>
              </text:list-item>
              <text:list-item>
                <text:p>This does not force the user to use the macro with a semicolon (<text:span text:style-name="T1">do-while(0) </text:span>does) .</text:p>
              </text:list-item>
              <text:list-item>
                <text:p>This does not allow to break inside the macro (<text:span text:style-name="T1">do-while(0) </text:span>does) .</text:p>
              </text:list-item>
              <text:list-item>
                <text:p>It's not as widely used as the <text:span text:style-name="T1">do-while</text:span>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not just <text:span text:style-name="T1">{…}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use it under <text:span text:style-name="T3">if (…) MACRO();</text:span><text:span text:style-name="T1"> else … </text:span><text:span text:style-name="T2">the code will not compile.</text:span></text:p>
              </text:list-item>
              <text:list-item>
                <text:p><text:span text:style-name="T2">This is because a semi-colon which your user adds at the end of the macro will terminate the </text:span><text:span text:style-name="T3">if</text:span><text:span text:style-name="T2"> statement.</text:span></text:p>
              </text:list-item>
              <text:list-item>
                <text:p><text:span text:style-name="T2">Then the compiler will complain that the </text:span><text:span text:style-name="T3">else</text:span><text:span text:style-name="T2"> statement has no </text:span><text:span text:style-name="T3">if</text:span><text:span text:style-name="T2"> before it.</text:span></text:p>
              </text:list-item>
              <text:list-item>
                <text:p><text:span text:style-name="T2">Another issue is that you macro will not require your user to put a semi-colon after using it and thus not behave like a function cal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ssages during compi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the preprocessor to emit messages during compilation.</text:p>
              </text:list-item>
              <text:list-item>
                <text:p>The syntax is <text:span text:style-name="T1">“#pragma message "compiling main function..."”</text:span></text:p>
              </text:list-item>
              <text:list-item>
                <text:p><text:span text:style-name="T2">Usage: remind people of things to fix.</text:span></text:p>
              </text:list-item>
              <text:list-item>
                <text:p><text:span text:style-name="T2">You can also do any kind of </text:span><text:span text:style-name="T1">#pragma</text:span><text:span text:style-name="T2"> using the built in </text:span><text:span text:style-name="T1">_Pragma()</text:span><text:span text:style-name="T2"> macro.</text:span></text:p>
              </text:list-item>
            </text:list>
          </draw:text-box>
        </draw:frame>
        <draw:frame draw:style-name="gr2" draw:text-style-name="P5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defining mac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<text:span text:style-name="T1">gcc(1) </text:span><text:span text:style-name="T2">it is an warning to redefine a macro differently (if the macro is defined exactly the same it is actually OK...)</text:span></text:p>
              </text:list-item>
              <text:list-item>
                <text:p><text:span text:style-name="T2">This warning applies with any -Wall or -Wxxx flags.</text:span></text:p>
              </text:list-item>
              <text:list-item>
                <text:p><text:span text:style-name="T2">You must use </text:span><text:span text:style-name="T1">undef</text:span><text:span text:style-name="T2"> to undefine the previous macro and then define the next.</text:span></text:p>
              </text:list-item>
              <text:list-item>
                <text:p><text:span text:style-name="T2">No </text:span><text:span text:style-name="T1">#pragmas</text:span><text:span text:style-name="T2"> will avoid the warning.</text:span></text:p>
              </text:list-item>
              <text:list-item>
                <text:p><text:span text:style-name="T2">Of-course, if you are compiling with </text:span><text:span text:style-name="T1">-Werror </text:span><text:span text:style-name="T2">then you will fail compil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07:37:47.876166937</meta:creation-date>
    <meta:editing-duration>PT9H19M22S</meta:editing-duration>
    <meta:editing-cycles>11</meta:editing-cycles>
    <dc:date>2015-07-25T03:32:28.084779963</dc:date>
    <meta:generator>LibreOffice/4.4.2.2$Linux_X86_64 LibreOffice_project/40m0$Build-2</meta:generator>
    <meta:document-statistic meta:object-count="57"/>
  </office:meta>
</office:document-meta>
</file>